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4.4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5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Caractéristique </text:p>
          </table:table-cell>
          <table:table-cell office:value-type="string">
            <text:p>développeur junior en France</text:p>
          </table:table-cell>
          <table:table-cell/>
          <table:table-cell office:value-type="string">
            <text:p>Source : </text:p>
          </table:table-cell>
          <table:table-cell/>
          <table:table-cell office:value-type="string">
            <text:p>Caractéristique </text:p>
          </table:table-cell>
          <table:table-cell office:value-type="string">
            <text:p><text:s/>Chef de projet Informatique en France</text:p>
          </table:table-cell>
          <table:table-cell/>
          <table:table-cell office:value-type="string">
            <text:p>Source : </text:p>
          </table:table-cell>
        </table:table-row>
        <table:table-row table:style-name="ro1">
          <table:table-cell office:value-type="string">
            <text:p>Salaire en Brut</text:p>
          </table:table-cell>
          <table:table-cell table:style-name="ce1" office:value-type="string">
            <text:p>mois </text:p>
          </table:table-cell>
          <table:table-cell table:style-name="ce1" office:value-type="string">
            <text:p>Heure</text:p>
          </table:table-cell>
          <table:table-cell table:style-name="ce1" office:value-type="string">
            <text:p><text:a xlink:href="https://fr.talent.com/salary?job=developpeur+java+junior">Salaire developpeur java</text:a></text:p>
          </table:table-cell>
          <table:table-cell/>
          <table:table-cell table:style-name="ce1" office:value-type="string">
            <text:p>Salaire en brut</text:p>
          </table:table-cell>
          <table:table-cell table:style-name="ce1" office:value-type="string">
            <text:p>mois</text:p>
          </table:table-cell>
          <table:table-cell table:style-name="ce1" office:value-type="string">
            <text:p>heure</text:p>
          </table:table-cell>
          <table:table-cell table:style-name="ce1" office:value-type="string">
            <text:p><text:a xlink:href="https://www.hellowork.com/fr-fr/metiers/chef-de-projet.html">Chef de projet informatique</text:a></text:p>
          </table:table-cell>
        </table:table-row>
        <table:table-row table:style-name="ro1">
          <table:table-cell/>
          <table:table-cell table:style-name="ce2" office:value-type="currency" office:currency="EUR" office:value="3000">
            <text:p>3 000,00 €</text:p>
          </table:table-cell>
          <table:table-cell table:style-name="ce2" office:value-type="currency" office:currency="EUR" office:value="19.78">
            <text:p>19,78 €</text:p>
          </table:table-cell>
          <table:table-cell table:style-name="ce1"/>
          <table:table-cell/>
          <table:table-cell table:style-name="ce1"/>
          <table:table-cell table:style-name="ce2" office:value-type="currency" office:currency="EUR" office:value="3500">
            <text:p>3 500,00 €</text:p>
          </table:table-cell>
          <table:table-cell table:style-name="ce2" office:value-type="currency" office:currency="EUR" office:value="23.04">
            <text:p>23,04 €</text:p>
          </table:table-cell>
          <table:table-cell/>
        </table:table-row>
        <table:table-row table:style-name="ro1">
          <table:table-cell office:value-type="string">
            <text:p>Brut Patronal</text:p>
          </table:table-cell>
          <table:table-cell table:style-name="ce2" table:formula="of:=[.B3]*1.45" office:value-type="currency" office:currency="EUR" office:value="4350">
            <text:p>4 350,00 €</text:p>
          </table:table-cell>
          <table:table-cell table:style-name="ce2" table:formula="of:=[.C3]*1.45" office:value-type="currency" office:currency="EUR" office:value="28.681">
            <text:p>28,68 €</text:p>
          </table:table-cell>
          <table:table-cell table:style-name="ce1" table:number-columns-repeated="2"/>
          <table:table-cell table:style-name="ce1" office:value-type="string">
            <text:p>Brut Patronal</text:p>
          </table:table-cell>
          <table:table-cell table:style-name="ce2" table:formula="of:=[.G3]*1.45" office:value-type="currency" office:currency="EUR" office:value="5075">
            <text:p>5 075,00 €</text:p>
          </table:table-cell>
          <table:table-cell table:style-name="ce2" table:formula="of:=[.H3]*1.45" office:value-type="currency" office:currency="EUR" office:value="33.408">
            <text:p>33,41 €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>
            <text:p>ID de la tache</text:p>
          </table:table-cell>
          <table:table-cell table:style-name="ce1" office:value-type="string">
            <text:p>Temps Jour</text:p>
          </table:table-cell>
          <table:table-cell table:style-name="ce1" office:value-type="string">
            <text:p>Temps en Heure</text:p>
          </table:table-cell>
          <table:table-cell table:style-name="ce1" office:value-type="string">
            <text:p>Nb développeur</text:p>
          </table:table-cell>
          <table:table-cell table:style-name="ce1" office:value-type="string">
            <text:p>Chef de Projet </text:p>
          </table:table-cell>
          <table:table-cell table:style-name="ce1" office:value-type="string">
            <text:p>prix de la tache en €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18">
            <text:p>0,018</text:p>
          </table:table-cell>
          <table:table-cell table:style-name="ce1" table:formula="of:=[.B8]*24" office:value-type="float" office:value="0.432">
            <text:p>0,43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x</text:p>
          </table:table-cell>
          <table:table-cell table:style-name="ce4" table:formula="of:=[.C8]*[.D8]*[.C4]+ IF([.E8]=&quot;x&quot;; [.H4] ; 0)*[.C8]" office:value-type="float" office:value="51.602832">
            <text:p>51,6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214">
            <text:p>0,214</text:p>
          </table:table-cell>
          <table:table-cell table:style-name="ce1" table:formula="of:=[.B9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4" table:formula="of:=[.C9]*[.D9]*[.C4] + IF([.E9]=&quot;x&quot;; [.H4] ; 0)*[.C9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107">
            <text:p>0,107</text:p>
          </table:table-cell>
          <table:table-cell table:style-name="ce1" table:formula="of:=[.B10]*24" office:value-type="float" office:value="2.568">
            <text:p>2,56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4" table:formula="of:=[.C10]*[.D10]*[.C4] + IF([.E10]=&quot;x&quot;; [.H4] ; 0)*[.C10]" office:value-type="float" office:value="159.444552">
            <text:p>159,4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208">
            <text:p>0,208</text:p>
          </table:table-cell>
          <table:table-cell table:style-name="ce1" table:formula="of:=[.B11]*24" office:value-type="float" office:value="4.992">
            <text:p>4,99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11]*[.D11]*[.C4] + IF([.E11]=&quot;x&quot;; [.H4] ; 0)*[.C11]" office:value-type="float" office:value="143.175552">
            <text:p>143,1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143">
            <text:p>0,143</text:p>
          </table:table-cell>
          <table:table-cell table:style-name="ce1" table:formula="of:=[.B12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12]*[.D12]*[.C4] + IF([.E12]=&quot;x&quot;; [.H4] ; 0)*[.C12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143">
            <text:p>0,143</text:p>
          </table:table-cell>
          <table:table-cell table:style-name="ce1" table:formula="of:=[.B13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13]*[.D13]*[.C4] + IF([.E13]=&quot;x&quot;; [.H4] ; 0)*[.C13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291">
            <text:p>0,291</text:p>
          </table:table-cell>
          <table:table-cell table:style-name="ce1" table:formula="of:=[.B14]*24" office:value-type="float" office:value="6.984">
            <text:p>6,98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4]*[.D14]*[.C4]+ IF([.E14]=&quot;x&quot;; [.H4] ; 0)*[.C14]" office:value-type="float" office:value="400.616208">
            <text:p>400,6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071">
            <text:p>0,071</text:p>
          </table:table-cell>
          <table:table-cell table:style-name="ce1" table:formula="of:=[.B15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5]*[.D15]*[.C4] + IF([.E15]=&quot;x&quot;; [.H4] ; 0)*[.C15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071">
            <text:p>0,071</text:p>
          </table:table-cell>
          <table:table-cell table:style-name="ce1" table:formula="of:=[.B16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6]*[.D16]*[.C4] + IF([.E16]=&quot;x&quot;; [.H4] ; 0)*[.C16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375">
            <text:p>0,375</text:p>
          </table:table-cell>
          <table:table-cell table:style-name="ce1" table:formula="of:=[.B17]*24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7]*[.D17]*[.C4] + IF([.E17]=&quot;x&quot;; [.H4]; 0)*[.C17]" office:value-type="float" office:value="516.258">
            <text:p>516,2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071">
            <text:p>0,071</text:p>
          </table:table-cell>
          <table:table-cell table:style-name="ce1" table:formula="of:=[.B18]*24" office:value-type="float" office:value="1.704">
            <text:p>1,70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8]*[.D18]*[.C4] + IF([.E18]=&quot;x&quot;;[.H4] ; 0)*[.C18]" office:value-type="float" office:value="97.744848">
            <text:p>97,7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3">
            <text:p>0,143</text:p>
          </table:table-cell>
          <table:table-cell table:style-name="ce1" table:formula="of:=[.B19]*24" office:value-type="float" office:value="3.432">
            <text:p>3,43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19]*[.D19]*[.C4] + IF([.E19]=&quot;x&quot;; [.H4] ; 0)*[.C19]" office:value-type="float" office:value="196.866384">
            <text:p>196,8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375">
            <text:p>0,375</text:p>
          </table:table-cell>
          <table:table-cell table:style-name="ce1" table:formula="of:=[.B20]*24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20]*[.D20]*[.C4] + IF([.E20]=&quot;x&quot;;[.H4] ; 0)*[.C20]" office:value-type="float" office:value="258.129">
            <text:p>258,1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143">
            <text:p>0,143</text:p>
          </table:table-cell>
          <table:table-cell table:style-name="ce1" table:formula="of:=[.B21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21]*[.D21]*[.C4] + IF([.E21]=&quot;x&quot;; [.H4]; 0)*[.C21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43">
            <text:p>0,143</text:p>
          </table:table-cell>
          <table:table-cell table:style-name="ce1" table:formula="of:=[.B22]*24" office:value-type="float" office:value="3.432">
            <text:p>3,43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22]*[.D22]*[.C4] + IF([.E22]=&quot;x&quot;; [.H4] ; 0)*[.C22]" office:value-type="float" office:value="98.433192">
            <text:p>98,4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375">
            <text:p>0,375</text:p>
          </table:table-cell>
          <table:table-cell table:style-name="ce1" table:formula="of:=[.B23]*24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23]*[.D23]*[.C4]+ IF([.E23]=&quot;x&quot;; [.H4] ; 0)*[.C23]" office:value-type="float" office:value="516.258">
            <text:p>516,2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036">
            <text:p>0,036</text:p>
          </table:table-cell>
          <table:table-cell table:style-name="ce1" table:formula="of:=[.B24]*24" office:value-type="float" office:value="0.864">
            <text:p>0,86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24]*[.D24]*[.C4] + IF([.E24]=&quot;x&quot;; [.H4] ; 0)*[.C24]" office:value-type="float" office:value="49.560768">
            <text:p>49,5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036">
            <text:p>0,036</text:p>
          </table:table-cell>
          <table:table-cell table:style-name="ce1" table:formula="of:=[.B25]*24" office:value-type="float" office:value="0.864">
            <text:p>0,86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25]*[.D25]*[.C4] + IF([.E25]=&quot;x&quot;; [.H4] ; 0)*[.C25]" office:value-type="float" office:value="49.560768">
            <text:p>49,5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214">
            <text:p>0,214</text:p>
          </table:table-cell>
          <table:table-cell table:style-name="ce1" table:formula="of:=[.B26]*24" office:value-type="float" office:value="5.136">
            <text:p>5,13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4" table:formula="of:=[.C26]*[.D26]*[.C4] + IF([.E26]=&quot;x&quot;; [.H4] ; 0)*[.C26]" office:value-type="float" office:value="171.583488">
            <text:p>171,5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9">
            <text:p>0,19</text:p>
          </table:table-cell>
          <table:table-cell table:style-name="ce1" table:formula="of:=[.B27]*24" office:value-type="float" office:value="4.56">
            <text:p>4,5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27]*[.D27]*[.C4] + IF([.E27]=&quot;x&quot;; [.H4] ; 0)*[.C27]" office:value-type="float" office:value="130.78536">
            <text:p>130,7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027">
            <text:p>0,027</text:p>
          </table:table-cell>
          <table:table-cell table:style-name="ce1" table:formula="of:=[.B28]*24" office:value-type="float" office:value="0.648">
            <text:p>0,648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x</text:p>
          </table:table-cell>
          <table:table-cell table:style-name="ce4" table:formula="of:=[.C28]*[.D28]*[.C4]+ IF([.E28]=&quot;x&quot;; [.H4] ; 0)*[.C28]" office:value-type="float" office:value="77.404248">
            <text:p>77,4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43">
            <text:p>0,143</text:p>
          </table:table-cell>
          <table:table-cell table:style-name="ce1" table:formula="of:=[.B29]*24" office:value-type="float" office:value="3.432">
            <text:p>3,43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x</text:p>
          </table:table-cell>
          <table:table-cell table:style-name="ce4" table:formula="of:=[.C29]*[.D29]*[.C4]+ IF([.E29]=&quot;x&quot;; [.H4] ; 0)*[.C29]" office:value-type="float" office:value="114.656256">
            <text:p>114,6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429">
            <text:p>0,429</text:p>
          </table:table-cell>
          <table:table-cell table:style-name="ce1" table:formula="of:=[.B30]*24" office:value-type="float" office:value="10.296">
            <text:p>10,296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4" table:formula="of:=[.C30]*[.D30]*[.C4] + IF([.E30]=&quot;x&quot;; [.H4] ; 0)*[.C30]" office:value-type="float" office:value="295.299576">
            <text:p>295,3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79">
            <text:p>0,179</text:p>
          </table:table-cell>
          <table:table-cell table:style-name="ce1" table:formula="of:=[.B31]*24" office:value-type="float" office:value="4.296">
            <text:p>4,29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4" table:formula="of:=[.C31]*[.D31]*[.C4]+ IF([.E31]=&quot;x&quot;; [.H4] ; 0)*[.C31]" office:value-type="float" office:value="246.427152">
            <text:p>246,43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2">
          <table:table-cell/>
          <table:table-cell table:style-name="ce1" table:number-columns-repeated="3"/>
          <table:table-cell table:style-name="ce3" office:value-type="string">
            <text:p>prix total : </text:p>
          </table:table-cell>
          <table:table-cell table:style-name="ce5" table:formula="of:=SUM([.F8:.F31])" office:value-type="currency" office:currency="EUR" office:value="4236.178944">
            <text:p>4 236,18 €</text:p>
          </table:table-cell>
          <table:table-cell office:value-type="string">
            <text:p>En brut Patronal</text:p>
          </table:table-cell>
          <table:table-cell table:number-columns-repeated="2"/>
        </table:table-row>
        <table:table-row table:style-name="ro2" table:number-rows-repeated="7">
          <table:table-cell/>
          <table:table-cell table:style-name="ce1" table:number-columns-repeated="5"/>
          <table:table-cell table:number-columns-repeated="3"/>
        </table:table-row>
        <table:table-row table:style-name="ro2" table:number-rows-repeated="1048535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3">03/06/2023</text:date>, <text:time>11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6T11:39:56.646000000</meta:creation-date>
    <dc:date>2023-06-03T11:20:33.87</dc:date>
    <meta:editing-duration>PT3H41M9S</meta:editing-duration>
    <meta:editing-cycles>6</meta:editing-cycles>
    <meta:generator>OpenOffice/4.1.13$Win32 OpenOffice.org_project/4113m1$Build-9810</meta:generator>
    <dc:creator>Robin Fligitter</dc:creator>
    <meta:document-statistic meta:table-count="1" meta:cell-count="177" meta:object-count="0"/>
  </office:meta>
</office:document-meta>
</file>